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paragraph-rsid="00040259" style:font-size-asian="16pt" style:font-weight-asian="bold" style:font-size-complex="16pt" style:font-weight-complex="bold"/>
    </style:style>
    <style:style style:name="P2" style:family="paragraph" style:parent-style-name="Standard">
      <style:paragraph-properties fo:line-height="100%" fo:text-align="start" style:justify-single-word="false"/>
      <style:text-properties fo:font-size="12pt" fo:font-weight="normal" officeooo:paragraph-rsid="00077f06" style:font-size-asian="10.5pt" style:font-weight-asian="normal" style:font-size-complex="12pt" style:font-weight-complex="normal"/>
    </style:style>
    <style:style style:name="P3" style:family="paragraph" style:parent-style-name="Standard">
      <style:paragraph-properties fo:line-height="100%" fo:text-align="start" style:justify-single-word="false"/>
      <style:text-properties fo:font-size="12pt" fo:font-weight="normal" officeooo:paragraph-rsid="00080817" style:font-size-asian="10.5pt" style:font-weight-asian="normal" style:font-size-complex="12pt" style:font-weight-complex="normal"/>
    </style:style>
    <style:style style:name="P4" style:family="paragraph" style:parent-style-name="Standard">
      <style:paragraph-properties fo:line-height="100%" fo:text-align="start" style:justify-single-word="false"/>
      <style:text-properties fo:font-size="12pt" fo:font-weight="normal" officeooo:paragraph-rsid="0009435e" style:font-size-asian="10.5pt" style:font-weight-asian="normal" style:font-size-complex="12pt" style:font-weight-complex="normal"/>
    </style:style>
    <style:style style:name="P5" style:family="paragraph" style:parent-style-name="Standard">
      <style:paragraph-properties fo:line-height="100%" fo:text-align="start" style:justify-single-word="false"/>
      <style:text-properties fo:font-size="12pt" fo:font-weight="normal" officeooo:paragraph-rsid="000b3839" style:font-size-asian="10.5pt" style:font-weight-asian="normal" style:font-size-complex="12pt" style:font-weight-complex="normal"/>
    </style:style>
    <style:style style:name="P6" style:family="paragraph" style:parent-style-name="Standard">
      <style:paragraph-properties fo:line-height="100%" fo:text-align="start" style:justify-single-word="false"/>
      <style:text-properties fo:font-size="12pt" fo:font-weight="normal" officeooo:paragraph-rsid="000c77dd" style:font-size-asian="10.5pt" style:font-weight-asian="normal" style:font-size-complex="12pt" style:font-weight-complex="normal"/>
    </style:style>
    <style:style style:name="P7" style:family="paragraph" style:parent-style-name="Standard">
      <style:paragraph-properties fo:line-height="100%" fo:text-align="start" style:justify-single-word="false"/>
      <style:text-properties fo:font-size="12pt" fo:font-weight="normal" officeooo:paragraph-rsid="0013bc5a" style:font-size-asian="10.5pt" style:font-weight-asian="normal" style:font-size-complex="12pt" style:font-weight-complex="normal"/>
    </style:style>
    <style:style style:name="P8" style:family="paragraph" style:parent-style-name="Standard">
      <style:paragraph-properties fo:line-height="100%" fo:text-align="start" style:justify-single-word="false"/>
      <style:text-properties fo:font-size="12pt" fo:font-weight="normal" officeooo:paragraph-rsid="00143343" style:font-size-asian="10.5pt" style:font-weight-asian="normal" style:font-size-complex="12pt" style:font-weight-complex="normal"/>
    </style:style>
    <style:style style:name="T1" style:family="text">
      <style:text-properties officeooo:rsid="00040259"/>
    </style:style>
    <style:style style:name="T2" style:family="text">
      <style:text-properties officeooo:rsid="00041c2b"/>
    </style:style>
    <style:style style:name="T3" style:family="text">
      <style:text-properties officeooo:rsid="00042246"/>
    </style:style>
    <style:style style:name="T4" style:family="text">
      <style:text-properties officeooo:rsid="00073500"/>
    </style:style>
    <style:style style:name="T5" style:family="text">
      <style:text-properties officeooo:rsid="00077f06"/>
    </style:style>
    <style:style style:name="T6" style:family="text">
      <style:text-properties officeooo:rsid="00080817"/>
    </style:style>
    <style:style style:name="T7" style:family="text">
      <style:text-properties officeooo:rsid="0009435e"/>
    </style:style>
    <style:style style:name="T8" style:family="text">
      <style:text-properties officeooo:rsid="000b3839"/>
    </style:style>
    <style:style style:name="T9" style:family="text">
      <style:text-properties officeooo:rsid="000bc0fd"/>
    </style:style>
    <style:style style:name="T10" style:family="text">
      <style:text-properties officeooo:rsid="000bd491"/>
    </style:style>
    <style:style style:name="T11" style:family="text">
      <style:text-properties officeooo:rsid="000c77dd"/>
    </style:style>
    <style:style style:name="T12" style:family="text">
      <style:text-properties officeooo:rsid="000d86cf"/>
    </style:style>
    <style:style style:name="T13" style:family="text">
      <style:text-properties officeooo:rsid="00101c09"/>
    </style:style>
    <style:style style:name="T14" style:family="text">
      <style:text-properties officeooo:rsid="0012127e"/>
    </style:style>
    <style:style style:name="T15" style:family="text">
      <style:text-properties officeooo:rsid="0013bc5a"/>
    </style:style>
    <style:style style:name="T16" style:family="text">
      <style:text-properties officeooo:rsid="001433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iagram explanation</text:span></text:p>
      <text:p text:style-name="P1"><text:span text:style-name="T1"/></text:p>
      <text:p text:style-name="P3"><text:span text:style-name="T2">Objects “Player 1” and “Player 2” represent players of the game. These objects have attributes “Name”. </text:span></text:p>
      <text:p text:style-name="P2"><text:span text:style-name="T2">Objects “Pit (1-6)a/b” represent pits of the mancala board game.</text:span></text:p>
      <text:p text:style-name="P2"><text:span text:style-name="T2">Each player object is connected to 6 different pit objects. </text:span><text:span text:style-name="T3">Player 1 owns “Pit 1b”, “Pit 2b”, “Pit 3b”, “Pit 4b”, “Pit 5b”, “Pit 6b” and Player 2 owns accordingly “Pit 1a”, “Pit 2a”, “Pit 3a”, “Pit 4a”, “Pit 5a”, “Pit 6a”.</text:span></text:p>
      <text:p text:style-name="P2"><text:span text:style-name="T4">The “Pit 6a/b” is like the topmost pit on each side, when picking some pit, its stones go one by one into every next pit from high to low pit number.</text:span></text:p>
      <text:p text:style-name="P2"><text:span text:style-name="T3">“Pit 1</text:span><text:span text:style-name="T5">a</text:span><text:span text:style-name="T3">” </text:span><text:span text:style-name="T5">is connected to object “Store_Bob” and </text:span><text:span text:style-name="T3">“Pit 1</text:span><text:span text:style-name="T5">b</text:span><text:span text:style-name="T3">” </text:span><text:span text:style-name="T5">is connected to object “Store_Andy”. Those Store objects represent store </text:span><text:span text:style-name="T9">pits</text:span><text:span text:style-name="T5"> of the mancala board, the places where each player stores their ca</text:span><text:span text:style-name="T6">p</text:span><text:span text:style-name="T5">tured stones.</text:span></text:p>
      <text:p text:style-name="P4"><text:span text:style-name="T7">Object “Stone” represents stones of the mancala game.</text:span></text:p>
      <text:p text:style-name="P5"><text:span text:style-name="T8">Each Pit and Store object can be connected to 0-48 Stone objects. </text:span><text:span text:style-name="T9">At the start of the game each player's pit is connected to 4 stone objects, and as game goes and pits are being picked, stones go from one pit to another – connections </text:span><text:span text:style-name="T10">are broke down and created again between different pits and different stones.</text:span></text:p>
      <text:p text:style-name="P6"><text:span text:style-name="T11">Stones are made as objects and not as pit attributes to keep them distinguishable. For example if we decide that each player stones will be different color or depending on the pit – different size. </text:span><text:span text:style-name="T12">In other words to </text:span><text:span text:style-name="T14">have</text:span><text:span text:style-name="T12"> an opportunity </text:span><text:span text:style-name="T13">to</text:span><text:span text:style-name="T12"> giv</text:span><text:span text:style-name="T13">e</text:span><text:span text:style-name="T12"> each stone attributes.</text:span></text:p>
      <text:p text:style-name="P7"><text:span text:style-name="T15">Stores are connected to other players sixth pit because that is were stones continue to drop one by one, if <text:s/>number of stones exceeds the number of one player pits.</text:span></text:p>
      <text:p text:style-name="P8"><text:span text:style-name="T16">Object “Turn” represents the player's turn, Player 1 or Player 2 can be connected with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alja Timofejeva</meta:initial-creator>
    <meta:creation-date>2010-11-28T21:11:01</meta:creation-date>
    <dc:date>2010-11-28T23:27:23</dc:date>
    <dc:creator>Natalja Timofejeva</dc:creator>
    <meta:editing-duration>PT02H16M24S</meta:editing-duration>
    <meta:editing-cycles>17</meta:editing-cycles>
    <meta:generator>OpenOffice.org/3.2$Unix OpenOffice.org_project/320m19$Build-9505</meta:generator>
    <meta:document-statistic meta:table-count="0" meta:image-count="0" meta:object-count="0" meta:page-count="1" meta:paragraph-count="11" meta:word-count="316" meta:character-count="1656"/>
  </office:meta>
</office:document-meta>
</file>